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Title" svg:font-family="KacstTitle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Monaco1" svg:font-family="Monaco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color="#000000" style:font-name="KacstOne" fo:font-size="15pt" fo:font-weight="normal" officeooo:rsid="0002135a" officeooo:paragraph-rsid="0002135a" style:font-size-asian="15pt" style:font-weight-asian="normal" style:font-name-complex="KacstOne" style:font-size-complex="15pt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fo:color="#000000" style:font-name="KacstOffice" fo:font-size="15pt" fo:font-weight="bold" style:font-size-asian="15pt" style:font-weight-asian="bold" style:font-name-complex="KacstOffice" style:font-size-complex="15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fo:color="#000000" style:font-name="KacstOffice" style:font-name-complex="KacstOffice"/>
    </style:style>
    <style:style style:name="P4" style:family="paragraph" style:parent-style-name="Standard">
      <style:paragraph-properties fo:text-align="end" style:justify-single-word="false" style:writing-mode="rl-tb"/>
      <style:text-properties fo:color="#000000" style:font-name="KacstOffice" fo:font-size="13pt" style:font-size-asian="13pt" style:font-name-complex="KacstOffice" style:font-size-complex="13pt"/>
    </style:style>
    <style:style style:name="P5" style:family="paragraph" style:parent-style-name="Standard">
      <style:paragraph-properties fo:text-align="end" style:justify-single-word="false" style:writing-mode="rl-tb"/>
      <style:text-properties fo:color="#000000" style:font-name="KacstOffice" fo:font-size="13pt" fo:font-weight="bold" style:font-size-asian="13pt" style:font-weight-asian="bold" style:font-name-complex="KacstOffice" style:font-size-complex="13pt" style:font-weight-complex="bold"/>
    </style:style>
    <style:style style:name="P6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fo:color="#000000" style:font-name="KacstOffice" style:font-name-complex="KacstOffice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fo:color="#000000" style:font-name="KacstOffice" officeooo:paragraph-rsid="00018f0c" style:font-name-complex="KacstOffice"/>
    </style:style>
    <style:style style:name="P8" style:family="paragraph" style:parent-style-name="Standard">
      <style:paragraph-properties fo:margin-left="0.5in" fo:margin-right="0in" fo:text-align="end" style:justify-single-word="false" fo:text-indent="0in" style:auto-text-indent="false" style:writing-mode="lr-tb"/>
      <style:text-properties fo:color="#000000" style:font-name="KacstOffice" style:font-name-complex="KacstOffice"/>
    </style:style>
    <style:style style:name="P9" style:family="paragraph" style:parent-style-name="Standard">
      <style:paragraph-properties fo:margin-left="0.5in" fo:margin-right="0in" fo:text-align="end" style:justify-single-word="false" fo:text-indent="0in" style:auto-text-indent="false" style:writing-mode="lr-tb"/>
      <style:text-properties fo:color="#000000" style:font-name="KacstOffice" fo:font-size="10.5pt" fo:language="en" fo:country="US" style:font-name-asian="Consolas1" style:font-size-asian="10.5pt" style:font-name-complex="KacstOffice" style:font-size-complex="10.5pt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fo:color="#000000" style:font-name="KacstOffice" fo:font-size="11pt" fo:language="en" fo:country="US" style:font-name-asian="Consolas1" style:font-size-asian="11pt" style:font-name-complex="KacstOffice" style:font-size-complex="11pt"/>
    </style:style>
    <style:style style:name="P11" style:family="paragraph" style:parent-style-name="Standard">
      <style:paragraph-properties fo:margin-left="0.5in" fo:margin-right="0in" fo:text-align="end" style:justify-single-word="false" fo:text-indent="0in" style:auto-text-indent="false" style:writing-mode="lr-tb"/>
      <style:text-properties fo:color="#000000" style:font-name="KacstOffice" fo:font-size="11pt" fo:language="en" fo:country="US" style:font-name-asian="Consolas1" style:font-size-asian="11pt" style:font-name-complex="KacstOffice" style:font-size-complex="11pt"/>
    </style:style>
    <style:style style:name="P12" style:family="paragraph" style:parent-style-name="Standard">
      <style:paragraph-properties fo:margin-left="0.5in" fo:margin-right="0in" fo:text-align="end" style:justify-single-word="false" fo:text-indent="0in" style:auto-text-indent="false" style:writing-mode="lr-tb"/>
      <style:text-properties fo:color="#000000" style:font-name="KacstOffice" fo:font-size="13.5pt" fo:language="en" fo:country="US" style:font-name-asian="Consolas1" style:font-size-asian="13.5pt" style:font-name-complex="KacstOffice" style:font-size-complex="13.5pt"/>
    </style:style>
    <style:style style:name="P13" style:family="paragraph" style:parent-style-name="Standard">
      <style:paragraph-properties fo:margin-left="0.5in" fo:margin-right="0in" fo:text-align="end" style:justify-single-word="false" fo:text-indent="0in" style:auto-text-indent="false" style:writing-mode="lr-tb"/>
      <style:text-properties fo:color="#000000" style:font-name="KacstOffice" fo:font-size="13pt" fo:font-weight="bold" style:font-size-asian="13pt" style:font-weight-asian="bold" style:font-name-complex="KacstOffice" style:font-size-complex="13pt" style:font-weight-complex="bold"/>
    </style:style>
    <style:style style:name="P14" style:family="paragraph" style:parent-style-name="Standard">
      <style:paragraph-properties fo:margin-top="0in" fo:margin-bottom="0.111in" loext:contextual-spacing="false" fo:line-height="0.2291in" fo:text-align="start" style:justify-single-word="false" style:writing-mode="lr-tb"/>
      <style:text-properties fo:color="#000000" style:font-name="KacstOffice" style:font-name-complex="KacstOffice"/>
    </style:style>
    <style:style style:name="P15" style:family="paragraph" style:parent-style-name="Standard">
      <style:paragraph-properties fo:margin-top="0in" fo:margin-bottom="0.111in" loext:contextual-spacing="false" fo:line-height="0.2291in" fo:text-align="start" style:justify-single-word="false" style:writing-mode="lr-tb"/>
      <style:text-properties fo:color="#000000" style:font-name="KacstOffice" officeooo:paragraph-rsid="00018f0c" style:font-name-complex="KacstOffice"/>
    </style:style>
    <style:style style:name="P16" style:family="paragraph" style:parent-style-name="Standard">
      <style:paragraph-properties fo:margin-top="0in" fo:margin-bottom="0.111in" loext:contextual-spacing="false" fo:line-height="108%" fo:text-align="start" style:justify-single-word="false" style:writing-mode="lr-tb"/>
      <style:text-properties fo:color="#000000" style:font-name="KacstOffice" style:font-name-complex="KacstOffice"/>
    </style:style>
    <style:style style:name="P17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style:font-name-complex="KacstOffice"/>
    </style:style>
    <style:style style:name="P18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officeooo:paragraph-rsid="00018f0c" style:font-name-complex="KacstOffice"/>
    </style:style>
    <style:style style:name="P19" style:family="paragraph" style:parent-style-name="Standard">
      <style:paragraph-properties fo:margin-top="0in" fo:margin-bottom="0.111in" loext:contextual-spacing="false" fo:line-height="0.2291in" fo:text-align="start" style:justify-single-word="false" style:writing-mode="lr-tb"/>
      <style:text-properties fo:color="#000000" style:font-name="KacstOffice" fo:font-size="10pt" style:font-size-asian="10pt" style:font-name-complex="KacstOffice" style:font-size-complex="10pt"/>
    </style:style>
    <style:style style:name="P20" style:family="paragraph" style:parent-style-name="Standard">
      <style:paragraph-properties fo:margin-top="0in" fo:margin-bottom="0.111in" loext:contextual-spacing="false" fo:line-height="0.2291in" fo:text-align="start" style:justify-single-word="false" style:writing-mode="lr-tb"/>
      <style:text-properties fo:color="#000000" style:font-name="KacstOffice" fo:font-size="10pt" officeooo:rsid="0002135a" officeooo:paragraph-rsid="0002135a" style:font-size-asian="10pt" style:font-name-complex="KacstOffice" style:font-size-complex="10pt"/>
    </style:style>
    <style:style style:name="P21" style:family="paragraph" style:parent-style-name="Standard">
      <style:paragraph-properties fo:margin-top="0in" fo:margin-bottom="0.111in" loext:contextual-spacing="false" fo:line-height="0.2291in" fo:text-align="start" style:justify-single-word="false" style:writing-mode="lr-tb"/>
      <style:text-properties fo:color="#000000" style:font-name="KacstOffice" fo:font-size="10.5pt" style:font-size-asian="10.5pt" style:font-name-complex="KacstOffice" style:font-size-complex="10.5pt"/>
    </style:style>
    <style:style style:name="P22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5pt" fo:font-weight="bold" style:font-size-asian="15pt" style:font-weight-asian="bold" style:font-name-complex="KacstOffice" style:font-size-complex="15pt" style:font-weight-complex="bold"/>
    </style:style>
    <style:style style:name="P23" style:family="paragraph" style:parent-style-name="Standard">
      <style:paragraph-properties fo:margin-top="0in" fo:margin-bottom="0.111in" loext:contextual-spacing="false" fo:line-height="0.2291in" fo:text-align="end" style:justify-single-word="false" style:writing-mode="lr-tb"/>
      <style:text-properties fo:color="#000000" style:font-name="KacstOffice" fo:font-size="15pt" fo:font-weight="bold" officeooo:rsid="00018f0c" officeooo:paragraph-rsid="00018f0c" style:font-size-asian="15pt" style:font-weight-asian="bold" style:font-name-complex="KacstOffice" style:font-size-complex="15pt" style:font-weight-complex="bold"/>
    </style:style>
    <style:style style:name="P24" style:family="paragraph" style:parent-style-name="Standard">
      <style:paragraph-properties fo:margin-top="0in" fo:margin-bottom="0.111in" loext:contextual-spacing="false" fo:line-height="108%" fo:text-align="start" style:justify-single-word="false" style:writing-mode="lr-tb"/>
      <style:text-properties fo:color="#000000" style:font-name="KacstOffice" fo:font-size="15pt" fo:font-weight="bold" style:font-name-asian="Calibri1" style:font-size-asian="15pt" style:font-weight-asian="bold" style:font-name-complex="KacstOffice" style:font-size-complex="15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5pt" style:font-size-asian="15pt" style:font-name-complex="KacstOffice" style:font-size-complex="15pt"/>
    </style:style>
    <style:style style:name="P26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5pt" officeooo:paragraph-rsid="00018f0c" style:font-size-asian="15pt" style:font-name-complex="KacstOffice" style:font-size-complex="15pt"/>
    </style:style>
    <style:style style:name="P27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3pt" fo:font-weight="bold" style:font-size-asian="13pt" style:font-weight-asian="bold" style:font-name-complex="KacstOffice" style:font-size-complex="13pt" style:font-weight-complex="bold"/>
    </style:style>
    <style:style style:name="P28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3pt" fo:font-weight="bold" officeooo:paragraph-rsid="0002135a" style:font-size-asian="13pt" style:font-weight-asian="bold" style:font-name-complex="KacstOffice" style:font-size-complex="13pt" style:font-weight-complex="bold"/>
    </style:style>
    <style:style style:name="P29" style:family="paragraph" style:parent-style-name="Standard">
      <style:paragraph-properties fo:margin-top="0in" fo:margin-bottom="0.111in" loext:contextual-spacing="false" fo:line-height="0.2291in" fo:text-align="end" style:justify-single-word="false" style:writing-mode="lr-tb"/>
      <style:text-properties fo:color="#000000" style:font-name="KacstOffice" fo:font-size="13pt" fo:font-weight="bold" officeooo:rsid="00018f0c" officeooo:paragraph-rsid="00018f0c" style:font-size-asian="13pt" style:font-weight-asian="bold" style:font-name-complex="KacstOffice" style:font-size-complex="13pt" style:font-weight-complex="bold"/>
    </style:style>
    <style:style style:name="P30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3pt" fo:language="en" fo:country="US" fo:font-weight="bold" style:font-name-asian="Consolas1" style:font-size-asian="13pt" style:font-weight-asian="bold" style:font-name-complex="KacstOffice" style:font-size-complex="13pt" style:language-complex="ar" style:country-complex="SA" style:font-weight-complex="bold"/>
    </style:style>
    <style:style style:name="P31" style:family="paragraph" style:parent-style-name="Standard">
      <style:paragraph-properties fo:margin-top="0in" fo:margin-bottom="0.111in" loext:contextual-spacing="false" fo:line-height="0.2291in" fo:text-align="end" style:justify-single-word="false" style:writing-mode="lr-tb"/>
      <style:text-properties fo:color="#000000" style:font-name="KacstOffice" fo:font-size="13pt" fo:language="en" fo:country="US" style:font-name-asian="Monaco1" style:font-size-asian="13pt" style:font-name-complex="KacstOffice" style:font-size-complex="13pt" style:language-complex="ar" style:country-complex="SA"/>
    </style:style>
    <style:style style:name="P32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3pt" fo:language="en" fo:country="US" style:font-name-asian="Monaco1" style:font-size-asian="13pt" style:font-name-complex="KacstOffice" style:font-size-complex="13pt" style:language-complex="ar" style:country-complex="SA"/>
    </style:style>
    <style:style style:name="P33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3pt" style:font-size-asian="13pt" style:font-name-complex="KacstOffice" style:font-size-complex="13pt"/>
    </style:style>
    <style:style style:name="P34" style:family="paragraph" style:parent-style-name="Standard">
      <style:paragraph-properties fo:margin-top="0in" fo:margin-bottom="0.111in" loext:contextual-spacing="false" fo:line-height="0.2291in" fo:text-align="end" style:justify-single-word="false" style:writing-mode="lr-tb"/>
      <style:text-properties fo:color="#000000" style:font-name="KacstOffice" fo:font-size="13pt" style:font-size-asian="13pt" style:font-name-complex="KacstOffice" style:font-size-complex="13pt"/>
    </style:style>
    <style:style style:name="P35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3pt" style:font-name-asian="Consolas1" style:font-size-asian="13pt" style:font-name-complex="KacstOffice" style:font-size-complex="13pt" style:language-complex="ar" style:country-complex="SA"/>
    </style:style>
    <style:style style:name="P36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2pt" style:font-name-asian="Consolas1" style:font-size-asian="12pt" style:font-name-complex="KacstOffice" style:font-size-complex="12pt" style:language-complex="ar" style:country-complex="SA"/>
    </style:style>
    <style:style style:name="P37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2pt" fo:language="en" fo:country="US" style:font-name-asian="Consolas1" style:font-size-asian="12pt" style:font-name-complex="KacstOffice" style:font-size-complex="12pt" style:language-complex="ar" style:country-complex="SA"/>
    </style:style>
    <style:style style:name="P38" style:family="paragraph" style:parent-style-name="Standard">
      <style:paragraph-properties fo:margin-top="0in" fo:margin-bottom="0.111in" loext:contextual-spacing="false" fo:line-height="0.2291in" fo:text-align="start" style:justify-single-word="false" style:writing-mode="lr-tb"/>
      <style:text-properties fo:color="#000000" style:font-name="KacstOffice" fo:font-size="12pt" fo:language="en" fo:country="US" style:font-name-asian="Monaco1" style:font-size-asian="12pt" style:font-name-complex="KacstOffice" style:font-size-complex="12pt" style:language-complex="ar" style:country-complex="SA"/>
    </style:style>
    <style:style style:name="P39" style:family="paragraph" style:parent-style-name="Standard">
      <style:paragraph-properties fo:margin-top="0in" fo:margin-bottom="0.111in" loext:contextual-spacing="false" fo:line-height="0.2291in" fo:text-align="end" style:justify-single-word="false" style:writing-mode="lr-tb"/>
      <style:text-properties fo:color="#000000" style:font-name="KacstOffice" fo:font-size="12pt" fo:language="en" fo:country="US" style:font-name-asian="Monaco1" style:font-size-asian="12pt" style:font-name-complex="KacstOffice" style:font-size-complex="12pt" style:language-complex="ar" style:country-complex="SA"/>
    </style:style>
    <style:style style:name="P40" style:family="paragraph" style:parent-style-name="Standard">
      <style:paragraph-properties fo:margin-top="0in" fo:margin-bottom="0.111in" loext:contextual-spacing="false" fo:line-height="108%" fo:text-align="start" style:justify-single-word="false" style:writing-mode="lr-tb"/>
      <style:text-properties fo:color="#000000" style:font-name="KacstOffice" fo:font-size="12pt" fo:language="en" fo:country="US" style:font-name-asian="Monaco1" style:font-size-asian="12pt" style:font-name-complex="KacstOffice" style:font-size-complex="12pt" style:language-complex="ar" style:country-complex="SA"/>
    </style:style>
    <style:style style:name="P41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font-name="KacstOffice" fo:font-size="12pt" fo:language="en" fo:country="US" style:font-name-asian="Monaco1" style:font-size-asian="12pt" style:font-name-complex="KacstOffice" style:font-size-complex="12pt" style:language-complex="ar" style:country-complex="SA"/>
    </style:style>
    <style:style style:name="P42" style:family="paragraph" style:parent-style-name="Standard">
      <style:paragraph-properties fo:margin-top="0in" fo:margin-bottom="0.111in" loext:contextual-spacing="false" fo:line-height="108%" fo:text-align="end" style:justify-single-word="false" style:writing-mode="lr-tb"/>
      <style:text-properties fo:color="#000000" style:text-position="0% 100%" style:font-name="KacstOffice" fo:font-size="15pt" fo:font-weight="bold" style:font-size-asian="15pt" style:font-weight-asian="bold" style:font-name-complex="KacstOffice" style:font-size-complex="15pt" style:font-weight-complex="bold"/>
    </style:style>
    <style:style style:name="P43" style:family="paragraph" style:parent-style-name="Standard">
      <style:paragraph-properties fo:margin-left="0in" fo:margin-right="0in" fo:text-align="end" style:justify-single-word="false" fo:text-indent="0in" style:auto-text-indent="false" style:writing-mode="lr-tb"/>
      <style:text-properties fo:color="#000000" style:font-name="KacstOffice" fo:font-weight="bold" officeooo:paragraph-rsid="00018f0c" style:font-weight-asian="bold" style:font-name-complex="KacstOffice" style:font-weight-complex="bold"/>
    </style:style>
    <style:style style:name="P44" style:family="paragraph" style:parent-style-name="Standard">
      <style:paragraph-properties fo:margin-left="0in" fo:margin-right="0in" fo:text-align="end" style:justify-single-word="false" fo:text-indent="0in" style:auto-text-indent="false" style:writing-mode="lr-tb"/>
      <style:text-properties fo:color="#000000" style:font-name="KacstOffice" officeooo:paragraph-rsid="00018f0c" style:font-name-complex="KacstOffice"/>
    </style:style>
    <style:style style:name="P45" style:family="paragraph" style:parent-style-name="Standard" style:master-page-name="Standard">
      <style:paragraph-properties fo:text-align="center" style:justify-single-word="false" style:page-number="auto" style:writing-mode="rl-tb"/>
      <style:text-properties fo:color="#000000" style:font-name="KacstOne" fo:font-size="15pt" fo:font-weight="normal" officeooo:rsid="0002135a" officeooo:paragraph-rsid="0002135a" style:font-size-asian="15pt" style:font-weight-asian="normal" style:font-name-complex="KacstOne" style:font-size-complex="15pt" style:font-weight-complex="normal"/>
    </style:style>
    <style:style style:name="T1" style:family="text">
      <style:text-properties style:font-name="Consolas" fo:font-size="11pt" fo:language="en" fo:country="US" style:font-name-asian="Consolas1" style:font-size-asian="11pt" style:font-name-complex="Consolas1" style:font-size-complex="11pt"/>
    </style:style>
    <style:style style:name="T2" style:family="text">
      <style:text-properties style:font-name="Consolas" fo:font-size="11pt" fo:language="en" fo:country="US" fo:font-weight="bold" style:font-name-asian="Consolas1" style:font-size-asian="11pt" style:font-weight-asian="bold" style:font-name-complex="Consolas1" style:font-size-complex="11pt" style:font-weight-complex="bold"/>
    </style:style>
    <style:style style:name="T3" style:family="text">
      <style:text-properties style:font-name="Consolas" fo:font-size="12pt" fo:language="en" fo:country="US" style:font-name-asian="Consolas1" style:font-size-asian="12pt" style:font-name-complex="Consolas1" style:font-size-complex="12pt" style:language-complex="ar" style:country-complex="SA"/>
    </style:style>
    <style:style style:name="T4" style:family="text">
      <style:text-properties style:font-name="Consolas" fo:font-size="12pt" style:font-name-asian="Consolas1" style:font-size-asian="12pt" style:font-name-complex="Consolas1" style:font-size-complex="12pt" style:language-complex="ar" style:country-complex="SA"/>
    </style:style>
    <style:style style:name="T5" style:family="text">
      <style:text-properties style:font-name="Consolas" fo:language="en" fo:country="US" style:font-name-asian="Consolas1" style:font-name-complex="Consolas1"/>
    </style:style>
    <style:style style:name="T6" style:family="text">
      <style:text-properties fo:color="#252525" fo:font-size="13.5pt" fo:language="en" fo:country="US" style:font-name-asian="Consolas1" style:font-size-asian="13.5pt" style:font-size-complex="13.5pt"/>
    </style:style>
    <style:style style:name="T7" style:family="text">
      <style:text-properties fo:color="#0000cd" fo:font-size="12pt" fo:language="en" fo:country="US" style:font-name-asian="Consolas1" style:font-size-asian="12pt" style:font-size-complex="12pt" style:language-complex="ar" style:country-complex="SA"/>
    </style:style>
    <style:style style:name="T8" style:family="text">
      <style:text-properties fo:color="#a52a2a" fo:font-size="12pt" fo:language="en" fo:country="US" style:font-name-asian="Consolas1" style:font-size-asian="12pt" style:font-size-complex="12pt" style:language-complex="ar" style:country-complex="SA"/>
    </style:style>
    <style:style style:name="T9" style:family="text">
      <style:text-properties fo:color="#ff0000" fo:font-size="12pt" fo:language="en" fo:country="US" style:font-name-asian="Consolas1" style:font-size-asian="12pt" style:font-size-complex="12pt" style:language-complex="ar" style:country-complex="SA"/>
    </style:style>
    <style:style style:name="T10" style:family="text">
      <style:text-properties fo:color="#ff0000" fo:language="en" fo:country="US" style:font-name-asian="Consolas1" style:language-complex="ar" style:country-complex="SA"/>
    </style:style>
    <style:style style:name="T11" style:family="text">
      <style:text-properties fo:color="#569cd6" fo:font-size="12pt" fo:language="en" fo:country="US" style:font-name-asian="Monaco1" style:font-size-asian="12pt" style:font-size-complex="12pt" style:language-complex="ar" style:country-complex="SA"/>
    </style:style>
    <style:style style:name="T12" style:family="text">
      <style:text-properties fo:color="#569cd6" fo:font-size="12pt" fo:language="en" fo:country="US" officeooo:rsid="00018f0c" style:font-name-asian="Monaco1" style:font-size-asian="12pt" style:font-size-complex="12pt" style:language-complex="ar" style:country-complex="SA"/>
    </style:style>
    <style:style style:name="T13" style:family="text">
      <style:text-properties fo:color="#569cd6" fo:language="en" fo:country="US" style:font-name-asian="Monaco1" style:language-complex="ar" style:country-complex="SA"/>
    </style:style>
    <style:style style:name="T14" style:family="text">
      <style:text-properties fo:color="#569cd6" fo:font-size="10.5pt" fo:language="en" fo:country="US" style:font-name-asian="Monaco1" style:font-size-asian="10.5pt" style:font-size-complex="10.5pt" style:language-complex="ar" style:country-complex="SA"/>
    </style:style>
    <style:style style:name="T15" style:family="text">
      <style:text-properties fo:color="#d4d4d4" fo:font-size="12pt" fo:language="en" fo:country="US" style:font-name-asian="Monaco1" style:font-size-asian="12pt" style:font-size-complex="12pt" style:language-complex="ar" style:country-complex="SA"/>
    </style:style>
    <style:style style:name="T16" style:family="text">
      <style:text-properties fo:color="#d4d4d4" fo:font-size="12pt" fo:language="en" fo:country="US" officeooo:rsid="00018f0c" style:font-name-asian="Monaco1" style:font-size-asian="12pt" style:font-size-complex="12pt" style:language-complex="ar" style:country-complex="SA"/>
    </style:style>
    <style:style style:name="T17" style:family="text">
      <style:text-properties fo:color="#d4d4d4" fo:language="en" fo:country="US" style:font-name-asian="Monaco1" style:language-complex="ar" style:country-complex="SA"/>
    </style:style>
    <style:style style:name="T18" style:family="text">
      <style:text-properties fo:color="#d4d4d4" fo:font-size="10pt" fo:language="en" fo:country="US" officeooo:rsid="00018f0c" style:font-name-asian="Monaco1" style:font-size-asian="10pt" style:font-size-complex="10pt" style:language-complex="ar" style:country-complex="SA"/>
    </style:style>
    <style:style style:name="T19" style:family="text">
      <style:text-properties fo:color="#d4d4d4" fo:font-size="10pt" fo:language="en" fo:country="US" style:font-name-asian="Monaco1" style:font-size-asian="10pt" style:font-size-complex="10pt" style:language-complex="ar" style:country-complex="SA"/>
    </style:style>
    <style:style style:name="T20" style:family="text">
      <style:text-properties fo:color="#d4d4d4" fo:font-size="10.5pt" fo:language="en" fo:country="US" style:font-name-asian="Monaco1" style:font-size-asian="10.5pt" style:font-size-complex="10.5pt" style:language-complex="ar" style:country-complex="SA"/>
    </style:style>
    <style:style style:name="T21" style:family="text">
      <style:text-properties fo:color="#b5cea8" fo:font-size="12pt" fo:language="en" fo:country="US" style:font-name-asian="Monaco1" style:font-size-asian="12pt" style:font-size-complex="12pt" style:language-complex="ar" style:country-complex="SA"/>
    </style:style>
    <style:style style:name="T22" style:family="text">
      <style:text-properties fo:color="#b5cea8" fo:language="en" fo:country="US" style:font-name-asian="Monaco1" style:language-complex="ar" style:country-complex="SA"/>
    </style:style>
    <style:style style:name="T23" style:family="text">
      <style:text-properties style:font-name="Monaco" fo:font-size="12pt" style:font-name-asian="Monaco1" style:font-size-asian="12pt" style:font-name-complex="Monaco1" style:font-size-complex="12pt" style:language-complex="ar" style:country-complex="SA"/>
    </style:style>
    <style:style style:name="T24" style:family="text">
      <style:text-properties style:font-name="Monaco" fo:font-size="12pt" fo:language="en" fo:country="US" style:font-name-asian="Monaco1" style:font-size-asian="12pt" style:font-name-complex="Monaco1" style:font-size-complex="12pt" style:language-complex="ar" style:country-complex="SA"/>
    </style:style>
    <style:style style:name="T25" style:family="text">
      <style:text-properties style:font-name="Monaco" fo:font-size="13pt" fo:language="en" fo:country="US" style:font-name-asian="Monaco1" style:font-size-asian="13pt" style:font-name-complex="Monaco1" style:font-size-complex="13pt" style:language-complex="ar" style:country-complex="SA"/>
    </style:style>
    <style:style style:name="T26" style:family="text">
      <style:text-properties fo:color="#ce9178" fo:font-size="12pt" fo:language="en" fo:country="US" style:font-name-asian="Monaco1" style:font-size-asian="12pt" style:font-size-complex="12pt" style:language-complex="ar" style:country-complex="SA"/>
    </style:style>
    <style:style style:name="T27" style:family="text">
      <style:text-properties fo:color="#ce9178" fo:language="en" fo:country="US" style:font-name-asian="Monaco1" style:language-complex="ar" style:country-complex="SA"/>
    </style:style>
    <style:style style:name="T28" style:family="text">
      <style:text-properties fo:color="#ce9178" style:font-name-asian="Monaco1" style:language-complex="ar" style:country-complex="SA"/>
    </style:style>
    <style:style style:name="T29" style:family="text">
      <style:text-properties fo:color="#ce9178" fo:font-size="10pt" fo:language="en" fo:country="US" style:font-name-asian="Monaco1" style:font-size-asian="10pt" style:font-size-complex="10pt" style:language-complex="ar" style:country-complex="SA"/>
    </style:style>
    <style:style style:name="T30" style:family="text">
      <style:text-properties fo:color="#ce9178" fo:font-size="10.5pt" fo:language="en" fo:country="US" style:font-name-asian="Monaco1" style:font-size-asian="10.5pt" style:font-size-complex="10.5pt" style:language-complex="ar" style:country-complex="SA"/>
    </style:style>
    <style:style style:name="T31" style:family="text">
      <style:text-properties fo:color="#ce9178" fo:font-size="10.5pt" style:font-name-asian="Monaco1" style:font-size-asian="10.5pt" style:font-size-complex="10.5pt" style:language-complex="ar" style:country-complex="SA"/>
    </style:style>
    <style:style style:name="T32" style:family="text">
      <style:text-properties fo:font-size="11pt" fo:language="en" fo:country="US" style:font-name-asian="Consolas1" style:font-size-asian="11pt" style:font-size-complex="11pt"/>
    </style:style>
    <style:style style:name="T33" style:family="text">
      <style:text-properties fo:font-size="11pt" fo:language="en" fo:country="US" officeooo:rsid="00018f0c" style:font-name-asian="Consolas1" style:font-size-asian="11pt" style:font-size-complex="11pt"/>
    </style:style>
    <style:style style:name="T34" style:family="text">
      <style:text-properties fo:font-size="11pt" fo:language="en" fo:country="US" style:font-name-asian="Consolas1" style:font-size-asian="11pt" style:font-size-complex="11pt"/>
    </style:style>
    <style:style style:name="T35" style:family="text">
      <style:text-properties fo:font-size="11pt" fo:language="en" fo:country="US" style:font-name-asian="Consolas1" style:font-size-asian="11pt" style:font-size-complex="11pt"/>
    </style:style>
    <style:style style:name="T36" style:family="text">
      <style:text-properties fo:font-size="11pt" fo:language="en" fo:country="US" style:font-name-asian="Calibri1" style:font-size-asian="11pt" style:font-size-complex="11pt" style:language-complex="ar" style:country-complex="SA"/>
    </style:style>
    <style:style style:name="T37" style:family="text">
      <style:text-properties fo:font-size="11pt" fo:language="en" fo:country="US" fo:font-weight="bold" style:font-name-asian="Calibri1" style:font-size-asian="11pt" style:font-weight-asian="bold" style:font-size-complex="11pt" style:language-complex="ar" style:country-complex="SA" style:font-weight-complex="bold"/>
    </style:style>
    <style:style style:name="T38" style:family="text">
      <style:text-properties fo:font-size="11pt" style:font-name-asian="Consolas1" style:font-size-asian="11pt" style:font-size-complex="11pt" style:language-complex="ar" style:country-complex="SA"/>
    </style:style>
    <style:style style:name="T39" style:family="text">
      <style:text-properties fo:font-size="11pt" fo:font-weight="bold" style:font-name-asian="Consolas1" style:font-size-asian="11pt" style:font-weight-asian="bold" style:font-size-complex="11pt" style:language-complex="ar" style:country-complex="SA" style:font-weight-complex="bold"/>
    </style:style>
    <style:style style:name="T40" style:family="text">
      <style:text-properties fo:font-size="12pt" fo:language="en" fo:country="US" style:font-name-asian="Consolas1" style:font-size-asian="12pt" style:font-size-complex="12pt" style:language-complex="ar" style:country-complex="SA"/>
    </style:style>
    <style:style style:name="T41" style:family="text">
      <style:text-properties fo:font-size="12pt" fo:language="en" fo:country="US" style:font-name-asian="Consolas1" style:font-size-asian="12pt" style:font-size-complex="12pt" style:language-complex="ar" style:country-complex="SA"/>
    </style:style>
    <style:style style:name="T42" style:family="text">
      <style:text-properties fo:font-size="12pt" fo:language="en" fo:country="US" style:font-name-asian="Consolas1" style:font-size-asian="12pt" style:font-size-complex="12pt" style:language-complex="ar" style:country-complex="SA"/>
    </style:style>
    <style:style style:name="T43" style:family="text">
      <style:text-properties fo:font-size="12pt" fo:language="en" fo:country="US" fo:font-style="italic" style:font-name-asian="Consolas1" style:font-size-asian="12pt" style:font-style-asian="italic" style:font-size-complex="12pt" style:language-complex="ar" style:country-complex="SA" style:font-style-complex="italic"/>
    </style:style>
    <style:style style:name="T44" style:family="text">
      <style:text-properties fo:font-size="12pt" fo:language="en" fo:country="US" style:font-name-asian="Monaco1" style:font-size-asian="12pt" style:font-size-complex="12pt" style:language-complex="ar" style:country-complex="SA"/>
    </style:style>
    <style:style style:name="T45" style:family="text">
      <style:text-properties fo:font-size="12pt" fo:language="en" fo:country="US" style:font-name-asian="Monaco1" style:font-size-asian="12pt" style:font-size-complex="12pt" style:language-complex="ar" style:country-complex="SA"/>
    </style:style>
    <style:style style:name="T46" style:family="text">
      <style:text-properties fo:font-size="12pt" fo:language="en" fo:country="US" style:font-name-asian="Monaco1" style:font-size-asian="12pt" style:font-size-complex="12pt" style:language-complex="ar" style:country-complex="SA"/>
    </style:style>
    <style:style style:name="T47" style:family="text">
      <style:text-properties fo:font-size="12pt" fo:language="en" fo:country="US" style:font-name-asian="Monaco1" style:font-size-asian="12pt" style:font-size-complex="12pt" style:language-complex="ar" style:country-complex="SA"/>
    </style:style>
    <style:style style:name="T48" style:family="text">
      <style:text-properties fo:font-size="12pt" fo:language="en" fo:country="US" officeooo:rsid="00018f0c" style:font-name-asian="Monaco1" style:font-size-asian="12pt" style:font-size-complex="12pt" style:language-complex="ar" style:country-complex="SA"/>
    </style:style>
    <style:style style:name="T49" style:family="text">
      <style:text-properties fo:font-size="12pt" fo:language="en" fo:country="US" officeooo:rsid="00018f0c" style:font-name-asian="Monaco1" style:font-size-asian="12pt" style:font-size-complex="12pt" style:language-complex="ar" style:country-complex="SA"/>
    </style:style>
    <style:style style:name="T50" style:family="text">
      <style:text-properties fo:font-size="12pt" fo:language="en" fo:country="US" style:font-name-asian="Monaco1" style:font-size-asian="12pt" style:font-size-complex="12pt" style:language-complex="ar" style:country-complex="SA"/>
    </style:style>
    <style:style style:name="T51" style:family="text">
      <style:text-properties fo:font-size="12pt" fo:language="en" fo:country="US" fo:font-weight="bold" style:font-name-asian="Consolas1" style:font-size-asian="12pt" style:font-weight-asian="bold" style:font-size-complex="12pt" style:language-complex="ar" style:country-complex="SA" style:font-weight-complex="bold"/>
    </style:style>
    <style:style style:name="T52" style:family="text">
      <style:text-properties fo:font-size="12pt" style:font-name-asian="Consolas1" style:font-size-asian="12pt" style:font-size-complex="12pt" style:language-complex="ar" style:country-complex="SA"/>
    </style:style>
    <style:style style:name="T53" style:family="text">
      <style:text-properties fo:font-size="12pt" fo:font-weight="bold" style:font-name-asian="Consolas1" style:font-size-asian="12pt" style:font-weight-asian="bold" style:font-size-complex="12pt" style:language-complex="ar" style:country-complex="SA" style:font-weight-complex="bold"/>
    </style:style>
    <style:style style:name="T54" style:family="text">
      <style:text-properties fo:language="en" fo:country="US" style:font-name-asian="Consolas1"/>
    </style:style>
    <style:style style:name="T55" style:family="text">
      <style:text-properties fo:language="en" fo:country="US" style:font-name-asian="Consolas1" style:language-complex="ar" style:country-complex="SA"/>
    </style:style>
    <style:style style:name="T56" style:family="text">
      <style:text-properties fo:language="en" fo:country="US" style:font-name-asian="Consolas1" style:language-complex="ar" style:country-complex="SA"/>
    </style:style>
    <style:style style:name="T57" style:family="text">
      <style:text-properties fo:language="en" fo:country="US" style:font-name-asian="Monaco1" style:language-complex="ar" style:country-complex="SA"/>
    </style:style>
    <style:style style:name="T58" style:family="text">
      <style:text-properties fo:language="en" fo:country="US" style:font-name-asian="Monaco1" style:language-complex="ar" style:country-complex="SA"/>
    </style:style>
    <style:style style:name="T59" style:family="text">
      <style:text-properties fo:language="en" fo:country="US" style:font-name-asian="Monaco1" style:language-complex="ar" style:country-complex="SA"/>
    </style:style>
    <style:style style:name="T60" style:family="text">
      <style:text-properties fo:language="en" fo:country="US" style:font-name-asian="Monaco1" style:language-complex="ar" style:country-complex="SA"/>
    </style:style>
    <style:style style:name="T61" style:family="text">
      <style:text-properties fo:language="en" fo:country="US" style:font-name-asian="Monaco1" style:language-complex="ar" style:country-complex="SA"/>
    </style:style>
    <style:style style:name="T62" style:family="text">
      <style:text-properties fo:language="en" fo:country="US" officeooo:rsid="0002d957" style:font-name-asian="Monaco1" style:language-complex="ar" style:country-complex="SA"/>
    </style:style>
    <style:style style:name="T63" style:family="text">
      <style:text-properties fo:language="en" fo:country="US" fo:font-weight="bold" style:font-name-asian="Calibri1" style:font-weight-asian="bold" style:language-complex="ar" style:country-complex="SA" style:font-weight-complex="bold"/>
    </style:style>
    <style:style style:name="T64" style:family="text">
      <style:text-properties fo:language="en" fo:country="US" fo:font-weight="bold" style:font-name-asian="Consolas1" style:font-weight-asian="bold" style:language-complex="ar" style:country-complex="SA" style:font-weight-complex="bold"/>
    </style:style>
    <style:style style:name="T65" style:family="text">
      <style:text-properties fo:language="en" fo:country="US" style:font-name-asian="Calibri1" style:language-complex="ar" style:country-complex="SA"/>
    </style:style>
    <style:style style:name="T66" style:family="text">
      <style:text-properties style:font-name-asian="Consolas1" style:language-complex="ar" style:country-complex="SA"/>
    </style:style>
    <style:style style:name="T67" style:family="text">
      <style:text-properties fo:font-size="10pt" fo:language="en" fo:country="US" officeooo:rsid="00018f0c" style:font-name-asian="Monaco1" style:font-size-asian="10pt" style:font-size-complex="10pt" style:language-complex="ar" style:country-complex="SA"/>
    </style:style>
    <style:style style:name="T68" style:family="text">
      <style:text-properties fo:font-size="10pt" fo:language="en" fo:country="US" style:font-name-asian="Monaco1" style:font-size-asian="10pt" style:font-size-complex="10pt" style:language-complex="ar" style:country-complex="SA"/>
    </style:style>
    <style:style style:name="T69" style:family="text">
      <style:text-properties fo:font-size="10pt" fo:language="en" fo:country="US" style:font-name-asian="Monaco1" style:font-size-asian="10pt" style:font-size-complex="10pt" style:language-complex="ar" style:country-complex="SA"/>
    </style:style>
    <style:style style:name="T70" style:family="text">
      <style:text-properties fo:font-size="10.5pt" fo:language="en" fo:country="US" style:font-name-asian="Consolas1" style:font-size-asian="10.5pt" style:font-size-complex="10.5pt"/>
    </style:style>
    <style:style style:name="T71" style:family="text">
      <style:text-properties fo:font-size="10.5pt" fo:language="en" fo:country="US" fo:font-style="italic" style:font-name-asian="Consolas1" style:font-size-asian="10.5pt" style:font-style-asian="italic" style:font-size-complex="10.5pt" style:font-style-complex="italic"/>
    </style:style>
    <style:style style:name="T72" style:family="text">
      <style:text-properties fo:font-size="10.5pt" fo:language="en" fo:country="US" style:font-name-asian="Monaco1" style:font-size-asian="10.5pt" style:font-size-complex="10.5pt" style:language-complex="ar" style:country-complex="SA"/>
    </style:style>
    <style:style style:name="T73" style:family="text">
      <style:text-properties fo:font-size="10.5pt" fo:language="en" fo:country="US" style:font-name-asian="Monaco1" style:font-size-asian="10.5pt" style:font-size-complex="10.5pt" style:language-complex="ar" style:country-complex="SA"/>
    </style:style>
    <style:style style:name="T74" style:family="text">
      <style:text-properties fo:font-size="10.5pt" fo:language="en" fo:country="US" style:font-name-asian="Monaco1" style:font-size-asian="10.5pt" style:font-size-complex="10.5pt" style:language-complex="ar" style:country-complex="SA"/>
    </style:style>
    <style:style style:name="T75" style:family="text">
      <style:text-properties fo:font-size="10.5pt" style:font-name-asian="Monaco1" style:font-size-asian="10.5pt" style:font-size-complex="10.5pt" style:language-complex="ar" style:country-complex="SA"/>
    </style:style>
    <style:style style:name="T76" style:family="text">
      <style:text-properties fo:color="#000000" fo:font-size="11pt" fo:language="en" fo:country="US" style:font-name-asian="Consolas1" style:font-size-asian="11pt" style:font-size-complex="11pt"/>
    </style:style>
    <style:style style:name="T77" style:family="text">
      <style:text-properties fo:color="#000000" fo:font-size="11pt" fo:language="en" fo:country="US" style:font-name-asian="Consolas1" style:font-size-asian="11pt" style:font-size-complex="11pt"/>
    </style:style>
    <style:style style:name="T78" style:family="text">
      <style:text-properties fo:font-weight="bold" style:font-name-asian="Consolas1" style:font-weight-asian="bold" style:language-complex="ar" style:country-complex="SA" style:font-weight-complex="bold"/>
    </style:style>
    <style:style style:name="T79" style:family="text">
      <style:text-properties fo:font-size="13pt" style:font-size-asian="13pt" style:font-size-complex="13pt"/>
    </style:style>
    <style:style style:name="T80" style:family="text">
      <style:text-properties fo:font-size="13pt" fo:language="en" fo:country="US" fo:font-weight="bold" style:font-name-asian="Consolas1" style:font-size-asian="13pt" style:font-weight-asian="bold" style:font-size-complex="13pt" style:font-weight-complex="bold"/>
    </style:style>
    <style:style style:name="T81" style:family="text">
      <style:text-properties fo:font-size="13pt" fo:language="en" fo:country="US" fo:font-weight="bold" style:font-name-asian="Consolas1" style:font-size-asian="13pt" style:font-weight-asian="bold" style:font-size-complex="13pt" style:language-complex="ar" style:country-complex="SA" style:font-weight-complex="bold"/>
    </style:style>
    <style:style style:name="T82" style:family="text">
      <style:text-properties fo:font-size="13pt" fo:language="en" fo:country="US" fo:font-weight="bold" style:font-name-asian="Calibri1" style:font-size-asian="13pt" style:font-weight-asian="bold" style:font-size-complex="13pt" style:language-complex="ar" style:country-complex="SA" style:font-weight-complex="bold"/>
    </style:style>
    <style:style style:name="T83" style:family="text">
      <style:text-properties fo:font-size="13pt" fo:font-weight="bold" style:font-name-asian="Consolas1" style:font-size-asian="13pt" style:font-weight-asian="bold" style:font-size-complex="13pt" style:language-complex="ar" style:country-complex="SA" style:font-weight-complex="bold"/>
    </style:style>
    <style:style style:name="T84" style:family="text">
      <style:text-properties fo:font-size="15pt" style:font-size-asian="15pt" style:font-size-complex="15pt"/>
    </style:style>
    <style:style style:name="T85" style:family="text">
      <style:text-properties fo:font-size="15pt" fo:font-weight="bold" style:font-size-asian="15pt" style:font-weight-asian="bold" style:font-size-complex="15pt" style:font-weight-complex="bold"/>
    </style:style>
    <style:style style:name="T86" style:family="text">
      <style:text-properties fo:font-size="15pt" fo:language="en" fo:country="US" style:font-name-asian="Consolas1" style:font-size-asian="15pt" style:font-size-complex="15pt" style:language-complex="ar" style:country-complex="SA"/>
    </style:style>
    <style:style style:name="T87" style:family="text">
      <style:text-properties style:font-name-asian="Monaco1" style:language-complex="ar" style:country-complex="SA"/>
    </style:style>
    <style:style style:name="T88" style:family="text">
      <style:text-properties fo:font-size="13.5pt" fo:language="en" fo:country="US" style:font-name-asian="Consolas1" style:font-size-asian="13.5pt" style:font-size-complex="13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نام گرداورند : محمدرسول طارمی </text:p>
      <text:p text:style-name="P1">نام استاد :‌دکتر محمد عادلی نیا</text:p>
      <text:p text:style-name="P1">موضوع : پیاده سازی چند الگریتم در js</text:p>
      <text:p text:style-name="P2"/>
      <text:p text:style-name="P2"><text:bookmark text:name="_GoBack"/>انواع روش برای تعریف متغییر در javaScript </text:p>
      <text:p text:style-name="P3"/>
      <text:p text:style-name="P4">جی اس یک زبان اسکریپتی است که برای اجرا نیازی به نصب برنامه خاص و سنگینی وجود <text:s/>ندارد</text:p>
      <text:p text:style-name="P4">تنها ابزاری که برای خروجی گرفتن نیاز دارید یک مرورگر و یه نوت پد ساده است</text:p>
      <text:p text:style-name="P4">و از انجایی که یک زبان متن باز هست خوشبختانه کتابخانه و فریم ورک های بسیار خوبی برای این زبان ساخته شده </text:p>
      <text:p text:style-name="P4">مانند jquery که سختی در ک کد ها را کمتر کرده و هم سرعت برنامه نویس را بالا میبرد</text:p>
      <text:p text:style-name="P4">یا مانند nodejs که انقلاب عظیمی در زبان js انجام داده که این زبان به یک زبان تحت سرور نیز تبدیل کرده</text:p>
      <text:p text:style-name="P4">یا فریم ورک هایی مانند react native x و electron که میتوان با انها برای اکثر دیوایس ها از جمله گوشی و سیستم های دسکتاپ ، اپلیکشین ساخت.</text:p>
      <text:p text:style-name="P4"/>
      <text:p text:style-name="P3"><text:span text:style-name="T79">در جاوا اسکریپت بر خلاف زبان سیشارپ یا جاوا که برای تعریف متغییر باید نوع انرا مشخص کنند، در جاوا اسکریپت نیازی به مشخص کردن نوع متغییر نیست و تنها با استفاده از کلمه کلیدی var میتوان هر نوع متغییری تعریف کرد</text:span></text:p>
      <text:p text:style-name="P3"/>
      <text:p text:style-name="P5"><text:s text:c="2"/>ساختار اصلی</text:p>
      <text:p text:style-name="P7"><text:span text:style-name="T70">var &lt;</text:span><text:span text:style-name="T71">variable-name</text:span><text:span text:style-name="T70">&gt;;</text:span></text:p>
      <text:p text:style-name="P6"><text:span text:style-name="T70">var &lt;</text:span><text:span text:style-name="T71">variable-name</text:span><text:span text:style-name="T70">&gt; = &lt;</text:span><text:span text:style-name="T71">value</text:span><text:span text:style-name="T70">&gt;;</text:span></text:p>
      <text:p text:style-name="P9"/>
      <text:p text:style-name="P6"><text:span text:style-name="T70">Var=</text:span>variable</text:p>
      <text:p text:style-name="P9"/>
      <text:p text:style-name="P9"/>
      <text:p text:style-name="P6"><text:span text:style-name="T32">var</text:span><text:span text:style-name="T32"> one = 1;</text:span></text:p>
      <text:p text:style-name="P43"><text:span text:style-name="T88">متغیر مقدار عددی ذخیره میکند</text:span></text:p>
      <text:p text:style-name="P44"><text:span text:style-name="T88"/></text:p>
      <text:p text:style-name="P12"/>
      <text:p text:style-name="P6"><text:span text:style-name="T32">var</text:span><text:span text:style-name="T32"> two = </text:span><text:span text:style-name="T32">'two'</text:span><text:span text:style-name="T32">;</text:span></text:p>
      <text:p text:style-name="P13"><text:span text:style-name="T54">متغییر مقدار رشته ای در خود ذخیره میکند</text:span></text:p>
      <text:p text:style-name="P8"><text:span text:style-name="T1"/></text:p>
      <text:p text:style-name="P11"/>
      <text:p text:style-name="P6"><text:soft-page-break/><text:span text:style-name="T32">var</text:span><text:span text:style-name="T32"> three;</text:span></text:p>
      <text:p text:style-name="P13"><text:span text:style-name="T54">متغییر بدون مقدار اولیه</text:span></text:p>
      <text:p text:style-name="P8"><text:span text:style-name="T1"/></text:p>
      <text:p text:style-name="P8"><text:span text:style-name="T1"/></text:p>
      <text:p text:style-name="P11"/>
      <text:p text:style-name="P6"><text:span text:style-name="T32">var</text:span><text:span text:style-name="T32"> one = 1, two = </text:span><text:span text:style-name="T32">'two'</text:span><text:span text:style-name="T32">, three;</text:span></text:p>
      <text:p text:style-name="P13"><text:span text:style-name="T54">تعریف چند متغییر با یک کلمه کلیدی و جدا کاما</text:span></text:p>
      <text:p text:style-name="P8"><text:span text:style-name="T1"/></text:p>
      <text:p text:style-name="P11"/>
      <text:p text:style-name="P6"><text:span text:style-name="T32">one = 1;</text:span></text:p>
      <text:p text:style-name="P6"><text:span text:style-name="T32">two = </text:span><text:span text:style-name="T32">'two'</text:span><text:span text:style-name="T32">;</text:span></text:p>
      <text:p text:style-name="P8"><text:span text:style-name="T80">بدون کلمه کلیدی</text:span></text:p>
      <text:p text:style-name="P8"><text:span text:style-name="T2"/></text:p>
      <text:p text:style-name="P11"/>
      <text:p text:style-name="P6"><text:span text:style-name="T32">var</text:span><text:span text:style-name="T32"> <text:s text:c="12"/>one <text:s text:c="8"/></text:span></text:p>
      <text:p text:style-name="P10"/>
      <text:p text:style-name="P6"><text:span text:style-name="T32">= <text:s text:c="8"/></text:span></text:p>
      <text:p text:style-name="P10"/>
      <text:p text:style-name="P6"><text:span text:style-name="T32">1, <text:s text:c="11"/>two</text:span></text:p>
      <text:p text:style-name="P10"/>
      <text:p text:style-name="P6"><text:span text:style-name="T32"><text:s text:c="12"/>= <text:s text:c="11"/>"two"</text:span></text:p>
      <text:p text:style-name="P13"><text:span text:style-name="T54">همراه با اسپیس و اینتر</text:span></text:p>
      <text:p text:style-name="P13"><text:span text:style-name="T5"/></text:p>
      <text:p text:style-name="P11"/>
      <text:p text:style-name="P6"><text:span text:style-name="T32">Var a=1;</text:span></text:p>
      <text:p text:style-name="P13"><text:span text:style-name="T54">مقدار عددی</text:span></text:p>
      <text:p text:style-name="P11"/>
      <text:p text:style-name="P6"><text:span text:style-name="T32">Var b=’one’;</text:span></text:p>
      <text:p text:style-name="P13"><text:span text:style-name="T54">مقدار رشته ای</text:span></text:p>
      <text:p text:style-name="P11"/>
      <text:p text:style-name="P6"><text:span text:style-name="T32">Var c</text:span><text:span text:style-name="T33">​</text:span><text:span text:style-name="T32">=1.1;</text:span></text:p>
      <text:p text:style-name="P13"><text:span text:style-name="T54">مقدار دهدهی</text:span></text:p>
      <text:p text:style-name="P11"/>
      <text:p text:style-name="P6"><text:soft-page-break/><text:span text:style-name="T32">Var d=true;</text:span></text:p>
      <text:p text:style-name="P8"><text:span text:style-name="T32">م</text:span><text:span text:style-name="T80">قدار بولین</text:span></text:p>
      <text:p text:style-name="P11"/>
      <text:p text:style-name="P6"><text:span text:style-name="T32">Var e=null;</text:span></text:p>
      <text:p text:style-name="P13"><text:span text:style-name="T54">مقدار تهی</text:span></text:p>
      <text:p text:style-name="P11"/>
      <text:p text:style-name="P11"/>
      <text:p text:style-name="P11"/>
      <text:p text:style-name="P22"><text:span text:style-name="T66">ارایه</text:span><text:span text:style-name="T65"> </text:span><text:span text:style-name="T66">ها</text:span><text:span text:style-name="T65"> </text:span><text:span text:style-name="T66">در</text:span><text:span text:style-name="T65"> </text:span><text:span text:style-name="T66">جاوا</text:span><text:span text:style-name="T65"> </text:span><text:span text:style-name="T66">اسکریپت</text:span></text:p>
      <text:p text:style-name="P24"/>
      <text:p text:style-name="P16"><text:span text:style-name="T40">var</text:span><text:span text:style-name="T40"> </text:span><text:span text:style-name="T43">array_name</text:span><text:span text:style-name="T40"> = [</text:span><text:span text:style-name="T43">item1</text:span><text:span text:style-name="T40">, </text:span><text:span text:style-name="T43">item2</text:span><text:span text:style-name="T40">, ...];</text:span></text:p>
      <text:p text:style-name="P27"><text:span text:style-name="T66">ساختار</text:span><text:span text:style-name="T55"> </text:span><text:span text:style-name="T66">اصلی</text:span></text:p>
      <text:p text:style-name="P36"/>
      <text:p text:style-name="P16"><text:span text:style-name="T40">var</text:span><text:span text:style-name="T40"> cars = [</text:span><text:span text:style-name="T40">"Saab"</text:span><text:span text:style-name="T40">, </text:span><text:span text:style-name="T40">"Volvo"</text:span><text:span text:style-name="T40">, </text:span><text:span text:style-name="T40">"BMW"</text:span><text:span text:style-name="T40">];</text:span></text:p>
      <text:p text:style-name="P17"><text:span text:style-name="T83">ارایه</text:span><text:span text:style-name="T81"> </text:span><text:span text:style-name="T83">ای</text:span><text:span text:style-name="T81"> </text:span><text:span text:style-name="T83">با</text:span><text:span text:style-name="T81"> 3 </text:span><text:span text:style-name="T83">عض</text:span><text:span text:style-name="T52">و</text:span></text:p>
      <text:p text:style-name="P36"/>
      <text:p text:style-name="P16"><text:span text:style-name="T40">var</text:span><text:span text:style-name="T40"> cars = [</text:span><text:line-break/><text:span text:style-name="T40"> <text:s/></text:span><text:span text:style-name="T40">"Saab"</text:span><text:span text:style-name="T40">,</text:span><text:line-break/><text:span text:style-name="T40"> <text:s/></text:span><text:span text:style-name="T40">"Volvo"</text:span><text:span text:style-name="T40">,</text:span><text:line-break/><text:span text:style-name="T40"> <text:s/></text:span><text:span text:style-name="T40">"BMW"</text:span><text:line-break/><text:span text:style-name="T40">];</text:span></text:p>
      <text:p text:style-name="P17"><text:span text:style-name="T52">ت</text:span><text:span text:style-name="T83">عریف</text:span><text:span text:style-name="T81"> </text:span><text:span text:style-name="T83">در</text:span><text:span text:style-name="T81"> </text:span><text:span text:style-name="T83">خط</text:span></text:p>
      <text:p text:style-name="P36"/>
      <text:p text:style-name="P16"><text:span text:style-name="T40">var</text:span><text:span text:style-name="T40"> cars = </text:span><text:span text:style-name="T40">new</text:span><text:span text:style-name="T40"> Array(</text:span><text:span text:style-name="T40">"Saab"</text:span><text:span text:style-name="T40">, </text:span><text:span text:style-name="T40">"Volvo"</text:span><text:span text:style-name="T40">, </text:span><text:span text:style-name="T40">"BMW"</text:span><text:span text:style-name="T40">);</text:span></text:p>
      <text:p text:style-name="P27"><text:span text:style-name="T66">نوع</text:span><text:span text:style-name="T55"> </text:span><text:span text:style-name="T66">دیگر</text:span></text:p>
      <text:p text:style-name="P3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"><text:soft-page-break/><text:span text:style-name="T55">ت</text:span><text:span text:style-name="T86">ابع رندوم در جی اس</text:span></text:p>
      <text:p text:style-name="P28"><text:span text:style-name="T55"/></text:p>
      <text:p text:style-name="P33"><text:span text:style-name="T55">با فرخوانی این تابع مقدار بازگشتی که تابع برای ما میفرستد یک عدد اعشاری بین 0 و 1 است(خود عدد 1 در مقادیر وجود ندارد)</text:span></text:p>
      <text:p text:style-name="P33"><text:span text:style-name="T55">Math.random();</text:span></text:p>
      <text:p text:style-name="P33"><text:span text:style-name="T55">اما اگه ما یک عدد رندوم بین 0 تا 100 بخوایم کافیست تابع رندوم را ضربدر عدد 100 بکنیم و با استفاده از تابع</text:span></text:p>
      <text:p text:style-name="P33"><text:span text:style-name="T55">Floor</text:span></text:p>
      <text:p text:style-name="P33"><text:span text:style-name="T55">اعشار اضافی را حذف کنیم</text:span></text:p>
      <text:p text:style-name="P33"><text:span text:style-name="T55">Math.floor((Math.random() * </text:span><text:span text:style-name="T55">100</text:span><text:span text:style-name="T55">)); </text:span></text:p>
      <text:p text:style-name="P35"/>
      <text:p text:style-name="P36"/>
      <text:p text:style-name="P42"><text:span text:style-name="T66">جستجو</text:span><text:span text:style-name="T55"> </text:span><text:span text:style-name="T66">باینری</text:span></text:p>
      <text:p text:style-name="P36"/>
      <text:p text:style-name="P14"><text:span text:style-name="T44">var</text:span><text:span text:style-name="T44"> steps = </text:span><text:span text:style-name="T44">0</text:span><text:span text:style-name="T44">;</text:span></text:p>
      <text:p text:style-name="P14"><text:span text:style-name="T44">var</text:span><text:span text:style-name="T44"> list = [</text:span><text:span text:style-name="T44">2</text:span><text:span text:style-name="T44">, </text:span><text:span text:style-name="T44">9</text:span><text:span text:style-name="T44">, </text:span><text:span text:style-name="T44">4</text:span><text:span text:style-name="T44">, </text:span><text:span text:style-name="T44">1</text:span><text:span text:style-name="T44">, </text:span><text:span text:style-name="T44">6</text:span><text:span text:style-name="T44">, </text:span><text:span text:style-name="T44">7</text:span><text:span text:style-name="T44">, </text:span><text:span text:style-name="T44">3</text:span><text:span text:style-name="T44">, </text:span><text:span text:style-name="T44">5</text:span><text:span text:style-name="T44">, </text:span><text:span text:style-name="T44">8</text:span><text:span text:style-name="T44">];</text:span></text:p>
      <text:p text:style-name="P14"><text:span text:style-name="T44">document.getElementById(</text:span><text:span text:style-name="T44">"Method1"</text:span><text:span text:style-name="T44">).innerHTML = list;</text:span></text:p>
      <text:p text:style-name="P14"><text:span text:style-name="T44">function</text:span><text:span text:style-name="T44"> binarySearch(list, value) {</text:span></text:p>
      <text:p text:style-name="P14"><text:span text:style-name="T44">var</text:span><text:span text:style-name="T44"> start = </text:span><text:span text:style-name="T44">0</text:span></text:p>
      <text:p text:style-name="P14"><text:span text:style-name="T44">var</text:span><text:span text:style-name="T44"> stop = list.length - </text:span><text:span text:style-name="T44">1</text:span></text:p>
      <text:p text:style-name="P14"><text:span text:style-name="T44">var</text:span><text:span text:style-name="T44"> middle = Math.floor((start + stop) / </text:span><text:span text:style-name="T44">2</text:span><text:span text:style-name="T44">)</text:span></text:p>
      <text:p text:style-name="P14"/>
      <text:p text:style-name="P14"><text:span text:style-name="T44">while</text:span><text:span text:style-name="T44"> (list[middle] !== value &amp;&amp; start &lt; stop) {</text:span></text:p>
      <text:p text:style-name="P14"><text:span text:style-name="T44"><text:tab/>if</text:span><text:span text:style-name="T44"> (value &lt; list[middle]) {</text:span></text:p>
      <text:p text:style-name="P14"><text:span text:style-name="T44"><text:tab/><text:tab/>stop = middle - </text:span><text:span text:style-name="T44">1</text:span></text:p>
      <text:p text:style-name="P14"><text:span text:style-name="T44"><text:tab/><text:tab/>steps++;</text:span></text:p>
      <text:p text:style-name="P14"><text:span text:style-name="T44"><text:tab/>} </text:span><text:span text:style-name="T44">else</text:span><text:span text:style-name="T44"> {</text:span></text:p>
      <text:p text:style-name="P14"><text:span text:style-name="T44"><text:tab/><text:tab/>start = middle + </text:span><text:span text:style-name="T44">1</text:span></text:p>
      <text:p text:style-name="P14"><text:span text:style-name="T44"><text:tab/><text:tab/>steps++;</text:span></text:p>
      <text:p text:style-name="P14"><text:span text:style-name="T44"><text:tab/>}</text:span></text:p>
      <text:p text:style-name="P14"><text:span text:style-name="T44"><text:tab/>middle = Math.floor((start + stop) / </text:span><text:span text:style-name="T44">2</text:span><text:span text:style-name="T44">)</text:span></text:p>
      <text:p text:style-name="P14"><text:span text:style-name="T44">}</text:span></text:p>
      <text:p text:style-name="P14"><text:soft-page-break/><text:span text:style-name="T44">return</text:span><text:span text:style-name="T44"> (list[middle] !== value) ? -</text:span><text:span text:style-name="T44">1</text:span><text:span text:style-name="T44"> : middle;}</text:span></text:p>
      <text:p text:style-name="P14"><text:span text:style-name="T48">​</text:span><text:span text:style-name="T44">function</text:span><text:span text:style-name="T44"> fun() {</text:span></text:p>
      <text:p text:style-name="P14"><text:span text:style-name="T44"><text:tab/>list.sort();</text:span></text:p>
      <text:p text:style-name="P14"><text:span text:style-name="T48"><text:tab/></text:span><text:span text:style-name="T67">​</text:span><text:span text:style-name="T68">document.getElementById(</text:span><text:span text:style-name="T68">"Method2"</text:span><text:span text:style-name="T68">).innerHTML = list;</text:span></text:p>
      <text:p text:style-name="P19"><text:span text:style-name="T57"><text:tab/>var</text:span><text:span text:style-name="T57"> input = parseInt(prompt(</text:span><text:span text:style-name="T57">"</text:span><text:span text:style-name="T87">عدد مورد نظر را وارد کنید</text:span><text:span text:style-name="T57">"</text:span><text:span text:style-name="T57">));</text:span></text:p>
      <text:p text:style-name="P19"><text:span text:style-name="T57"><text:tab/>document.getElementById(</text:span><text:span text:style-name="T57">"Method3"</text:span><text:span text:style-name="T57">).innerHTML = </text:span><text:span text:style-name="T57">"element "</text:span><text:span text:style-name="T57"> + binarySearch(list, <text:tab/>input);</text:span></text:p>
      <text:p text:style-name="P19"><text:span text:style-name="T57"><text:tab/>document.getElementById(</text:span><text:span text:style-name="T57">"Method4"</text:span><text:span text:style-name="T57">).innerHTML = </text:span><text:span text:style-name="T57">"steps "</text:span><text:span text:style-name="T57"> + steps;</text:span></text:p>
      <text:p text:style-name="P19"><text:span text:style-name="T57"><text:tab/>steps=</text:span><text:span text:style-name="T57">0</text:span><text:span text:style-name="T57">;</text:span></text:p>
      <text:p text:style-name="P20"><text:span text:style-name="T57">}</text:span></text:p>
      <text:p text:style-name="P18"><text:span text:style-name="T52"/></text:p>
      <text:p text:style-name="P26"><text:span text:style-name="T66">جستجو</text:span><text:span text:style-name="T55"> </text:span><text:span text:style-name="T66">خطی</text:span></text:p>
      <text:p text:style-name="P36"/>
      <text:p text:style-name="P14"><text:span text:style-name="T44">var</text:span><text:span text:style-name="T44"> steps = </text:span><text:span text:style-name="T44">0</text:span><text:span text:style-name="T44">;</text:span></text:p>
      <text:p text:style-name="P14"><text:span text:style-name="T44">var</text:span><text:span text:style-name="T44"> list = [</text:span><text:span text:style-name="T44">2</text:span><text:span text:style-name="T44">, </text:span><text:span text:style-name="T44">9</text:span><text:span text:style-name="T44">, </text:span><text:span text:style-name="T44">4</text:span><text:span text:style-name="T44">, </text:span><text:span text:style-name="T44">1</text:span><text:span text:style-name="T44">, </text:span><text:span text:style-name="T44">6</text:span><text:span text:style-name="T44">, </text:span><text:span text:style-name="T44">7</text:span><text:span text:style-name="T44">, </text:span><text:span text:style-name="T44">3</text:span><text:span text:style-name="T44">, </text:span><text:span text:style-name="T44">5</text:span><text:span text:style-name="T44">, </text:span><text:span text:style-name="T44">8</text:span><text:span text:style-name="T44">]</text:span></text:p>
      <text:p text:style-name="P14"><text:span text:style-name="T44">document.getElementById(</text:span><text:span text:style-name="T44">"Method1"</text:span><text:span text:style-name="T44">).innerHTML = list;</text:span></text:p>
      <text:p text:style-name="P14"><text:span text:style-name="T44">function</text:span><text:span text:style-name="T44"> linearSearch(list, value) {</text:span></text:p>
      <text:p text:style-name="P14"><text:span text:style-name="T44"><text:tab/>for</text:span><text:span text:style-name="T44"> (</text:span><text:span text:style-name="T44">var</text:span><text:span text:style-name="T44"> i = </text:span><text:span text:style-name="T44">0</text:span><text:span text:style-name="T44">; i &lt; list.length; i++) {</text:span></text:p>
      <text:p text:style-name="P14"><text:span text:style-name="T44"><text:tab/><text:tab/>if</text:span><text:span text:style-name="T44"> (list[i] == value) {</text:span></text:p>
      <text:p text:style-name="P14"><text:span text:style-name="T44"><text:tab/><text:tab/><text:tab/>return</text:span><text:span text:style-name="T44"> i;</text:span></text:p>
      <text:p text:style-name="P14"><text:span text:style-name="T44"><text:tab/><text:tab/>}</text:span></text:p>
      <text:p text:style-name="P14"><text:span text:style-name="T44"><text:tab/><text:tab/>steps++;</text:span></text:p>
      <text:p text:style-name="P15"><text:span text:style-name="T44"><text:tab/><text:tab/> </text:span><text:span text:style-name="T44">return</text:span><text:span text:style-name="T44"> </text:span><text:span text:style-name="T44">null</text:span><text:span text:style-name="T44">;</text:span></text:p>
      <text:p text:style-name="P14"><text:span text:style-name="T44">}</text:span></text:p>
      <text:p text:style-name="P14"><text:span text:style-name="T44">function</text:span><text:span text:style-name="T44"> fun() {</text:span></text:p>
      <text:p text:style-name="P14"><text:span text:style-name="T44"><text:tab/></text:span><text:span text:style-name="T72">var</text:span><text:span text:style-name="T72"> input = parseInt(prompt(</text:span><text:span text:style-name="T72">"</text:span><text:span text:style-name="T75">عدد مورد نظر را وارد کنید</text:span><text:span text:style-name="T72">"</text:span><text:span text:style-name="T72">));</text:span></text:p>
      <text:p text:style-name="P21"><text:span text:style-name="T57"><text:tab/>document.getElementById(</text:span><text:span text:style-name="T57">"Method2"</text:span><text:span text:style-name="T57">).innerHTML = </text:span><text:span text:style-name="T57">"element "</text:span><text:span text:style-name="T57"> + linearSearch(list,input);</text:span></text:p>
      <text:p text:style-name="P21"><text:span text:style-name="T57"><text:tab/>document.getElementById(</text:span><text:span text:style-name="T57">"Method3"</text:span><text:span text:style-name="T57">).innerHTML = </text:span><text:span text:style-name="T57">"steps "</text:span><text:span text:style-name="T57"> + steps;</text:span></text:p>
      <text:p text:style-name="P21"><text:span text:style-name="T57"><text:tab/>steps=</text:span><text:span text:style-name="T57">0</text:span><text:span text:style-name="T57">;</text:span></text:p>
      <text:p text:style-name="P14"><text:span text:style-name="T44">}</text:span></text:p>
      <text:p text:style-name="P22"><text:soft-page-break/><text:span text:style-name="T66">جمع ماتریس</text:span><text:span text:style-name="T55"> </text:span><text:span text:style-name="T66">دوبعدی</text:span></text:p>
      <text:p text:style-name="P14"><text:span text:style-name="T44">var</text:span><text:span text:style-name="T44"> items = [</text:span></text:p>
      <text:p text:style-name="P14"><text:span text:style-name="T44">[</text:span><text:span text:style-name="T44">1</text:span><text:span text:style-name="T44">, </text:span><text:span text:style-name="T44">2</text:span><text:span text:style-name="T44">],</text:span></text:p>
      <text:p text:style-name="P14"><text:span text:style-name="T44">[</text:span><text:span text:style-name="T44">3</text:span><text:span text:style-name="T44">, </text:span><text:span text:style-name="T44">4</text:span><text:span text:style-name="T44">],</text:span></text:p>
      <text:p text:style-name="P14"><text:span text:style-name="T44">[</text:span><text:span text:style-name="T44">5</text:span><text:span text:style-name="T44">, </text:span><text:span text:style-name="T44">6</text:span><text:span text:style-name="T44">]</text:span></text:p>
      <text:p text:style-name="P14"><text:span text:style-name="T44">];</text:span></text:p>
      <text:p text:style-name="P14"><text:span text:style-name="T44">var</text:span><text:span text:style-name="T44"> items2 = [</text:span></text:p>
      <text:p text:style-name="P14"><text:span text:style-name="T44">[</text:span><text:span text:style-name="T44">7</text:span><text:span text:style-name="T44">, </text:span><text:span text:style-name="T44">8</text:span><text:span text:style-name="T44">],</text:span></text:p>
      <text:p text:style-name="P14"><text:span text:style-name="T44">[</text:span><text:span text:style-name="T44">9</text:span><text:span text:style-name="T44">, </text:span><text:span text:style-name="T44">10</text:span><text:span text:style-name="T44">],</text:span></text:p>
      <text:p text:style-name="P14"><text:span text:style-name="T44">[</text:span><text:span text:style-name="T44">11</text:span><text:span text:style-name="T44">, </text:span><text:span text:style-name="T44">12</text:span><text:span text:style-name="T44">]</text:span></text:p>
      <text:p text:style-name="P14"><text:span text:style-name="T44">];</text:span></text:p>
      <text:p text:style-name="P14"><text:span text:style-name="T44">for</text:span><text:span text:style-name="T44"> (</text:span><text:span text:style-name="T44">let</text:span><text:span text:style-name="T44"> i = </text:span><text:span text:style-name="T44">0</text:span><text:span text:style-name="T44">; i &lt; </text:span><text:span text:style-name="T44">3</text:span><text:span text:style-name="T44">; i++) {</text:span></text:p>
      <text:p text:style-name="P14"><text:span text:style-name="T44"><text:tab/>for</text:span><text:span text:style-name="T44"> (</text:span><text:span text:style-name="T44">let</text:span><text:span text:style-name="T44"> j = </text:span><text:span text:style-name="T44">0</text:span><text:span text:style-name="T44">; j &lt; </text:span><text:span text:style-name="T44">2</text:span><text:span text:style-name="T44">; j++) {</text:span></text:p>
      <text:p text:style-name="P14"><text:span text:style-name="T44"><text:tab/><text:tab/>var</text:span><text:span text:style-name="T44"> a =items[i][j]+items2[i][j];</text:span></text:p>
      <text:p text:style-name="P14"><text:span text:style-name="T44"><text:tab/><text:tab/>console.log(a);</text:span></text:p>
      <text:p text:style-name="P14"><text:span text:style-name="T44"><text:tab/>}</text:span></text:p>
      <text:p text:style-name="P14"><text:span text:style-name="T44">}</text:span></text:p>
      <text:p text:style-name="P36"/>
      <text:p text:style-name="P25"><text:span text:style-name="T66">ضرب ماتریس دو بعدی</text:span></text:p>
      <text:p text:style-name="P14"><text:span text:style-name="T44">function</text:span><text:span text:style-name="T44"> multiplyMatrix(m1, m2) {</text:span></text:p>
      <text:p text:style-name="P14"><text:span text:style-name="T44"><text:tab/>var</text:span><text:span text:style-name="T44"> result = [];</text:span></text:p>
      <text:p text:style-name="P14"><text:span text:style-name="T44"><text:tab/>for</text:span><text:span text:style-name="T44"> (</text:span><text:span text:style-name="T44">var</text:span><text:span text:style-name="T44"> j = </text:span><text:span text:style-name="T44">0</text:span><text:span text:style-name="T44">; j &lt; m2.length; j++) {</text:span></text:p>
      <text:p text:style-name="P14"><text:span text:style-name="T44"><text:tab/>result[j] = [];</text:span></text:p>
      <text:p text:style-name="P14"><text:span text:style-name="T44"><text:tab/><text:tab/>for</text:span><text:span text:style-name="T44"> (</text:span><text:span text:style-name="T44">var</text:span><text:span text:style-name="T44"> k = </text:span><text:span text:style-name="T44">0</text:span><text:span text:style-name="T44">; k &lt; m1[</text:span><text:span text:style-name="T44">0</text:span><text:span text:style-name="T44">].length; k++) {</text:span></text:p>
      <text:p text:style-name="P14"><text:span text:style-name="T44"><text:tab/><text:tab/><text:tab/>var</text:span><text:span text:style-name="T44"> sum = </text:span><text:span text:style-name="T44">0</text:span><text:span text:style-name="T44">;</text:span></text:p>
      <text:p text:style-name="P14"><text:span text:style-name="T44"><text:tab/><text:tab/><text:tab/>for</text:span><text:span text:style-name="T44"> (</text:span><text:span text:style-name="T44">var</text:span><text:span text:style-name="T44"> i = </text:span><text:span text:style-name="T44">0</text:span><text:span text:style-name="T44">; i &lt; m1.length; i++) {</text:span></text:p>
      <text:p text:style-name="P14"><text:span text:style-name="T44"><text:tab/><text:tab/><text:tab/><text:tab/>sum += m1[i][k] * m2[j][i];</text:span></text:p>
      <text:p text:style-name="P15"><text:span text:style-name="T44"><text:tab/><text:tab/><text:tab/>} </text:span></text:p>
      <text:p text:style-name="P15"><text:span text:style-name="T44"><text:tab/><text:tab/><text:tab/>result[j].push(sum);</text:span></text:p>
      <text:p text:style-name="P14"><text:soft-page-break/><text:span text:style-name="T44"><text:tab/><text:tab/>}</text:span></text:p>
      <text:p text:style-name="P14"><text:span text:style-name="T44"><text:tab/>}</text:span></text:p>
      <text:p text:style-name="P14"><text:span text:style-name="T44"><text:tab/>return</text:span><text:span text:style-name="T44"> result;</text:span></text:p>
      <text:p text:style-name="P14"><text:span text:style-name="T44">}</text:span></text:p>
      <text:p text:style-name="P14"/>
      <text:p text:style-name="P14"><text:span text:style-name="T44">var</text:span><text:span text:style-name="T44"> list = [[</text:span><text:span text:style-name="T44">2</text:span><text:span text:style-name="T44">, </text:span><text:span text:style-name="T44">4</text:span><text:span text:style-name="T44">],</text:span></text:p>
      <text:p text:style-name="P14"><text:span text:style-name="T44">[</text:span><text:span text:style-name="T44">3</text:span><text:span text:style-name="T44">, </text:span><text:span text:style-name="T44">4</text:span><text:span text:style-name="T44">]</text:span></text:p>
      <text:p text:style-name="P14"><text:span text:style-name="T44">];</text:span></text:p>
      <text:p text:style-name="P14"><text:span text:style-name="T44">var</text:span><text:span text:style-name="T44"> list2 = [[</text:span><text:span text:style-name="T44">2</text:span><text:span text:style-name="T44">, </text:span><text:span text:style-name="T44">4</text:span><text:span text:style-name="T44">],</text:span></text:p>
      <text:p text:style-name="P14"><text:span text:style-name="T44">[</text:span><text:span text:style-name="T44">3</text:span><text:span text:style-name="T44">, </text:span><text:span text:style-name="T44">4</text:span><text:span text:style-name="T44">]</text:span></text:p>
      <text:p text:style-name="P14"><text:span text:style-name="T44">];</text:span></text:p>
      <text:p text:style-name="P14"><text:span text:style-name="T44">console.log(multiplyMatrix(list, list2)[</text:span><text:span text:style-name="T44">0</text:span><text:span text:style-name="T44">]);</text:span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3"><text:soft-page-break/><text:span text:style-name="T57">مرتب سازی حبابی</text:span></text:p>
      <text:p text:style-name="P29"><text:span text:style-name="T57"/></text:p>
      <text:p text:style-name="P34"><text:span text:style-name="T57">در ای نوع مرتب سازی با استفده از دو حلقه فور شروع به مرتب سازی میکنید</text:span></text:p>
      <text:p text:style-name="P34"><text:span text:style-name="T57">به این صورت که خانه اولی با خانه بعدی رو چک میکند اگه خانه بعدی بزرگ تر بود با استفاده از یک متغییر مخزن جایی محتوای دو خانه عوض میشود</text:span></text:p>
      <text:p text:style-name="P34"><text:span text:style-name="T57">این حلقه ها تا جایی ادامه پیدا میکنند که تمام خانه ها مرتب شوند</text:span></text:p>
      <text:p text:style-name="P31"/>
      <text:p text:style-name="P16"><text:span text:style-name="T44">function swap(arr, first_Index, second_Index){</text:span></text:p>
      <text:p text:style-name="P16"><text:span text:style-name="T44"><text:s text:c="4"/>var temp = arr[first_Index];</text:span></text:p>
      <text:p text:style-name="P16"><text:span text:style-name="T44"><text:s text:c="4"/>arr[first_Index] = arr[second_Index];</text:span></text:p>
      <text:p text:style-name="P16"><text:span text:style-name="T44"><text:s text:c="4"/>arr[second_Index] = temp;</text:span></text:p>
      <text:p text:style-name="P16"><text:span text:style-name="T44">}</text:span></text:p>
      <text:p text:style-name="P16"><text:span text:style-name="T44">function bubble_Sort(arr){</text:span></text:p>
      <text:p text:style-name="P16"><text:span text:style-name="T44"><text:s text:c="4"/>var len = arr.length,</text:span></text:p>
      <text:p text:style-name="P16"><text:span text:style-name="T44"><text:s text:c="5"/>i, j, stop;</text:span></text:p>
      <text:p text:style-name="P16"><text:span text:style-name="T44"><text:s text:c="4"/>for (i=0; i &lt; len; i++){</text:span></text:p>
      <text:p text:style-name="P16"><text:span text:style-name="T44"><text:s text:c="8"/>for (j=0, stop=len-i; j &lt; stop; j++){</text:span></text:p>
      <text:p text:style-name="P16"><text:span text:style-name="T44"><text:s text:c="12"/>if (arr[j] &gt; arr[j+1]){</text:span></text:p>
      <text:p text:style-name="P16"><text:span text:style-name="T44"><text:s text:c="16"/>swap(arr, j, j+1);</text:span></text:p>
      <text:p text:style-name="P16"><text:span text:style-name="T44"><text:s text:c="12"/>}</text:span></text:p>
      <text:p text:style-name="P16"><text:span text:style-name="T44"><text:s text:c="8"/>}</text:span></text:p>
      <text:p text:style-name="P16"><text:span text:style-name="T44"><text:s text:c="4"/>}</text:span></text:p>
      <text:p text:style-name="P16"><text:span text:style-name="T44"><text:s text:c="4"/>return arr;</text:span></text:p>
      <text:p text:style-name="P16"><text:span text:style-name="T44">}</text:span></text:p>
      <text:p text:style-name="P16"><text:span text:style-name="T44">console.log(bubble_Sort([3, 0, 2, 5, -1, 4, 1]));</text:span></text:p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22"><text:soft-page-break/><text:span text:style-name="T57">مرتب سازی انتخابی</text:span></text:p>
      <text:p text:style-name="P33"><text:span text:style-name="T57">روش کار به این شکل است که بزرگ ترین خانه را انتخاب میکنیم و ان را به انتهای لیست میبریم</text:span></text:p>
      <text:p text:style-name="P33"><text:span text:style-name="T57">و دوباره شروع به انتخاب بزرگ ترین خانه میکنیم و ان را کنار خانه قبلی یعنی در انتهای لیست میگذاریم</text:span></text:p>
      <text:p text:style-name="P32"/>
      <text:p text:style-name="P14"><text:span text:style-name="T44">function</text:span><text:span text:style-name="T44"> swap(items, firstIndex, secondIndex) {</text:span></text:p>
      <text:p text:style-name="P14"><text:span text:style-name="T44"><text:tab/>var</text:span><text:span text:style-name="T44"> temp = items[firstIndex];</text:span></text:p>
      <text:p text:style-name="P14"><text:span text:style-name="T44"><text:tab/>items[firstIndex] = items[secondIndex];</text:span></text:p>
      <text:p text:style-name="P14"><text:span text:style-name="T44"><text:tab/>items[secondIndex] = temp;</text:span></text:p>
      <text:p text:style-name="P14"><text:span text:style-name="T44">}</text:span></text:p>
      <text:p text:style-name="P14"><text:span text:style-name="T44">function</text:span><text:span text:style-name="T44"> selectionSort(items) {</text:span></text:p>
      <text:p text:style-name="P14"><text:span text:style-name="T44"><text:tab/>var</text:span><text:span text:style-name="T44"> len = items.length,min;</text:span></text:p>
      <text:p text:style-name="P14"><text:span text:style-name="T44"><text:tab/>for</text:span><text:span text:style-name="T44"> (i = </text:span><text:span text:style-name="T44">0</text:span><text:span text:style-name="T44">; i &lt; len; i++) {</text:span></text:p>
      <text:p text:style-name="P14"><text:span text:style-name="T44"><text:tab/><text:tab/>min = i;</text:span></text:p>
      <text:p text:style-name="P14"><text:span text:style-name="T44"><text:tab/><text:tab/>for</text:span><text:span text:style-name="T44"> (j = i + </text:span><text:span text:style-name="T44">1</text:span><text:span text:style-name="T44">; j &lt; len; j++) {</text:span></text:p>
      <text:p text:style-name="P14"><text:span text:style-name="T44"><text:tab/><text:tab/><text:tab/>if</text:span><text:span text:style-name="T44"> (items[j] &lt; items[min]) {</text:span></text:p>
      <text:p text:style-name="P14"><text:span text:style-name="T44"><text:tab/><text:tab/><text:tab/><text:tab/>min = j;</text:span></text:p>
      <text:p text:style-name="P14"><text:span text:style-name="T44"><text:tab/><text:tab/><text:tab/>}</text:span></text:p>
      <text:p text:style-name="P14"><text:span text:style-name="T44"><text:tab/><text:tab/>}</text:span></text:p>
      <text:p text:style-name="P14"><text:span text:style-name="T44"><text:tab/><text:tab/>if</text:span><text:span text:style-name="T44"> (i != min) {</text:span></text:p>
      <text:p text:style-name="P14"><text:span text:style-name="T44"><text:tab/><text:tab/><text:tab/>swap(items, i, min);</text:span></text:p>
      <text:p text:style-name="P14"><text:span text:style-name="T44"><text:tab/><text:tab/>}</text:span></text:p>
      <text:p text:style-name="P14"><text:span text:style-name="T44"><text:tab/>}</text:span></text:p>
      <text:p text:style-name="P14"><text:span text:style-name="T44">return</text:span><text:span text:style-name="T44"> items;</text:span></text:p>
      <text:p text:style-name="P14"><text:span text:style-name="T44">}</text:span></text:p>
      <text:p text:style-name="P39"/>
      <text:p text:style-name="P11"/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Title" svg:font-family="KacstTitle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Monaco1" svg:font-family="Monaco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8:32:02.730759700</meta:creation-date>
    <dc:date>2018-12-19T12:39:10.994252006</dc:date>
    <meta:initial-creator>mohammad rasul taremi</meta:initial-creator>
    <meta:generator>LibreOffice/5.1.4.2$Linux_X86_64 LibreOffice_project/10m0$Build-2</meta:generator>
    <meta:editing-duration>PT1M5S</meta:editing-duration>
    <meta:editing-cycles>1</meta:editing-cycles>
    <meta:document-statistic meta:table-count="0" meta:image-count="0" meta:object-count="0" meta:page-count="9" meta:paragraph-count="186" meta:word-count="952" meta:character-count="5185" meta:non-whitespace-character-count="4148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